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35240AA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6pt" style:font-size-asian="36pt" style:font-size-complex="36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5.2000007629395pt" style:font-size-asian="25.2000007629395pt" style:font-size-complex="25.2000007629395pt"/>
    </style:style>
    <style:style style:name="P6" style:family="paragraph">
      <style:text-properties fo:font-size="29.3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5.2000007629395pt" style:font-size-asian="25.2000007629395pt" style:font-size-complex="25.2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55cm" svg:x="1.4cm" svg:y="0.558cm" presentation:class="title" presentation:user-transformed="true">
          <draw:text-box>
            <text:p>Principles in Refactoring <text:span text:style-name="T1">(chapter 2)</text:span></text:p>
          </draw:text-box>
        </draw:frame>
        <draw:frame presentation:style-name="pr2" draw:text-style-name="P2" draw:layer="layout" svg:width="25.2cm" svg:height="12.179cm" svg:x="1.4cm" svg:y="5.066cm" presentation:class="subtitle" presentation:user-transformed="true">
          <draw:text-box>
            <text:p text:style-name="P1"><text:span text:style-name="T2">Refactoring is</text:span></text:p>
            <text:p text:style-name="P1"><text:span text:style-name="T3"><text:tab/></text:span></text:p>
            <text:p text:style-name="P1"><text:span text:style-name="T3"><text:tab/></text:span><text:span text:style-name="T2">changing</text:span></text:p>
            <text:p text:style-name="P1"><text:span text:style-name="T4"><text:tab/></text:span><text:span text:style-name="T4"><text:tab/></text:span><text:span text:style-name="T3">the internal structure of software</text:span></text:p>
            <text:p text:style-name="P1"><text:span text:style-name="T3"><text:tab/></text:span><text:span text:style-name="T3"><text:tab/></text:span></text:p>
            <text:p text:style-name="P1"><text:span text:style-name="T3"><text:tab/></text:span><text:span text:style-name="T2">keeping</text:span></text:p>
            <text:p text:style-name="P1"><text:span text:style-name="T4"><text:tab/></text:span><text:span text:style-name="T4"><text:tab/></text:span><text:span text:style-name="T3">the same observable behavio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Goal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he goal is to make the software easier to understand (clean up code, reduce complexity) without noticeable behavior changes.<text:line-break/></text:p>
              </text:list-item>
              <text:list-item>
                <text:p>Performance optimization, instead, is not a goal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Writing Tests</text:p>
          </draw:text-box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Do not add any new tests, only restructure the code</text:span></text:p>
              </text:list-item>
              <text:list-item>
                <text:p><text:span text:style-name="T2">Only change existing tests to reflect occurred interface chang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The Two Hat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dd new functions first</text:p>
              </text:list-item>
              <text:list-item>
                <text:p>Then refactor them considering the previous existing co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Regular refactoring helps</text:p>
          </draw:text-box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">Improving the design of software</text:span></text:p>
              </text:list-item>
              <text:list-item>
                <text:p><text:span text:style-name="T4">Tiding up the code, removing duplications</text:span></text:p>
              </text:list-item>
              <text:list-item>
                <text:p><text:span text:style-name="T4">Finding bugs</text:span></text:p>
              </text:list-item>
              <text:list-item>
                <text:p><text:span text:style-name="T4">Writing robust code</text:span></text:p>
              </text:list-item>
              <text:list-item>
                <text:p><text:span text:style-name="T4">Programming fast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When to refacto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fter writing duplicated code</text:p>
              </text:list-item>
              <text:list-item>
                <text:p>After adding new functions</text:p>
              </text:list-item>
              <text:list-item>
                <text:p>On fixing bugs</text:p>
              </text:list-item>
              <text:list-item>
                <text:p>On code review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Managemen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on-technical managers are not concerned by refactoring, thus hard to accept and schedule them.</text:p>
              </text:list-item>
              <text:list-item>
                <text:p>In any case during the development process, refactoring has to be perform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ndirec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reaking big objects and big methods in smaller parts, reducing the complexity:</text:p>
                <text:list>
                  <text:list-item>
                    <text:p>Sharing logic (i.e. helper method, superclass)</text:p>
                  </text:list-item>
                  <text:list-item>
                    <text:p>Explain intention (i.e. method name)</text:p>
                  </text:list-item>
                  <text:list-item>
                    <text:p>Isolate change</text:p>
                  </text:list-item>
                  <text:list-item>
                    <text:p>Encode conditional logic</text:p>
                  </text:list-item>
                </text:list>
              </text:list-item>
              <text:list-item>
                <text:p>But it introduces the need of manage more objects and functions</text:p>
                <text:list>
                  <text:list-item>
                    <text:p>Ensure then to avoid parasitic indir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roblems with Refactor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tabases coupling</text:p>
              </text:list-item>
              <text:list-item>
                <text:p>Changing (published) interface</text:p>
              </text:list-item>
              <text:list-item>
                <text:p>Introducing exception throws</text:p>
              </text:list-item>
              <text:list-item>
                <text:p>Code is too messy and buggy (candidate to rewrite)</text:p>
              </text:list-item>
              <text:list-item>
                <text:p>Unfinished refactoring at the deadl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Desig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o not try to have the perfect design on the first run</text:p>
              </text:list-item>
              <text:list-item>
                <text:p>Re-design over refactoring, better understand the problem to solve</text:p>
              </text:list-item>
              <text:list-item>
                <text:p>Flexibility never needed leads to overheads</text:p>
              </text:list-item>
              <text:list-item>
                <text:p>Simple solution first, then refactor for needed flexibili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3T3">
        <draw:frame presentation:style-name="pr1" draw:layer="layout" svg:width="22.5cm" svg:height="3.55cm" svg:x="1.4cm" svg:y="0.559cm" presentation:class="title">
          <draw:text-box>
            <text:p>Bad Smells in Code<text:line-break/><text:span text:style-name="T1">(chapter 3)</text:span></text:p>
          </draw:text-box>
        </draw:frame>
        <draw:frame presentation:style-name="pr5" draw:text-style-name="P4" draw:layer="layout" svg:width="12.297cm" svg:height="13.73cm" svg:x="1.4cm" svg:y="5.066cm" presentation:class="outline" presentation:user-transformed="true">
          <draw:text-box>
            <text:list text:style-name="L2">
              <text:list-item>
                <text:p>Duplicated code</text:p>
              </text:list-item>
            </text:list>
            <text:list text:style-name="L3">
              <text:list-item>
                <text:list>
                  <text:list-item>
                    <text:p>Dry! Reuse helper method</text:p>
                  </text:list-item>
                </text:list>
              </text:list-item>
            </text:list>
            <text:list text:style-name="L2">
              <text:list-item>
                <text:p>Long method</text:p>
              </text:list-item>
            </text:list>
            <text:list text:style-name="L3">
              <text:list-item>
                <text:list>
                  <text:list-item>
                    <text:p>Decompose in smaller methods</text:p>
                  </text:list-item>
                </text:list>
              </text:list-item>
            </text:list>
            <text:list text:style-name="L2">
              <text:list-item>
                <text:p>Large class</text:p>
              </text:list-item>
            </text:list>
            <text:list text:style-name="L3">
              <text:list-item>
                <text:list>
                  <text:list-item>
                    <text:p>Decompose in subclasses</text:p>
                  </text:list-item>
                </text:list>
              </text:list-item>
            </text:list>
            <text:list text:style-name="L2">
              <text:list-item>
                <text:p>Long parameter list</text:p>
              </text:list-item>
            </text:list>
            <text:list text:style-name="L3">
              <text:list-item>
                <text:list>
                  <text:list-item>
                    <text:p>Only pass what always required, call methods to get additional needed data</text:p>
                  </text:list-item>
                  <text:list-item>
                    <text:p>Pass map, keeping unchanged the interface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7cm" svg:height="12.179cm" svg:x="14.313cm" svg:y="5.066cm" presentation:class="outline">
          <draw:text-box>
            <text:list text:style-name="L2">
              <text:list-item>
                <text:p><text:span text:style-name="T5">Divergent change</text:span></text:p>
              </text:list-item>
            </text:list>
            <text:list text:style-name="L3">
              <text:list-item>
                <text:list>
                  <text:list-item>
                    <text:p><text:span text:style-name="T5">Separate classes to reduce dependencies on change</text:span></text:p>
                  </text:list-item>
                </text:list>
              </text:list-item>
            </text:list>
            <text:list text:style-name="L2">
              <text:list-item>
                <text:p><text:span text:style-name="T5">Shotgun surgery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llect methods depending on common change</text:span></text:p>
                  </text:list-item>
                </text:list>
              </text:list-item>
            </text:list>
            <text:list text:style-name="L2">
              <text:list-item>
                <text:p><text:span text:style-name="T5">Feature envy</text:span></text:p>
              </text:list-item>
            </text:list>
            <text:list text:style-name="L3">
              <text:list-item>
                <text:list>
                  <text:list-item>
                    <text:p><text:span text:style-name="T5">Implement methods within the responsible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1" draw:layer="layout" svg:width="22.5cm" svg:height="3.55cm" svg:x="1.4cm" svg:y="0.559cm" presentation:class="titl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314cm" svg:height="15cm" svg:x="2.286cm" svg:y="5.066cm" presentation:class="outline" presentation:user-transformed="true">
          <draw:text-box>
            <text:list text:style-name="L2">
              <text:list-item>
                <text:p>Extract Method</text:p>
              </text:list-item>
            </text:list>
            <text:list text:style-name="L3">
              <text:list-item>
                <text:list>
                  <text:list-item>
                    <text:p>Short and finely grained methods</text:p>
                  </text:list-item>
                  <text:list-item>
                    <text:p>Close semantic purpose</text:p>
                  </text:list-item>
                  <text:list-item>
                    <text:p>Self explaining code, no need of comm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Well-named methods explaining the specific functiona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Easy to override</text:p>
                  </text:list-item>
                </text:list>
              </text:list-item>
            </text:list>
            <text:list text:style-name="L2">
              <text:list-item>
                <text:p>Pull Up Method</text:p>
              </text:list-item>
            </text:list>
            <text:list text:style-name="L3">
              <text:list-item>
                <text:list>
                  <text:list-item>
                    <text:p>Eliminate duplicated behavior from classes, preventing partial alt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draw:frame presentation:style-name="pr4" draw:layer="layout" svg:width="22.5cm" svg:height="3.55cm" svg:x="1.4cm" svg:y="0.559cm" presentation:class="title" presentation:user-transformed="tru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13cm" svg:height="14.746cm" svg:x="2.286cm" svg:y="5.32cm" presentation:class="outline" presentation:user-transformed="true">
          <draw:text-box>
            <text:list text:style-name="L2">
              <text:list-item>
                <text:p>Form Template Method</text:p>
              </text:list-item>
            </text:list>
            <text:list text:style-name="L4">
              <text:list-item>
                <text:list>
                  <text:list-item>
                    <text:p>Reduce duplicated behavior on subclasses</text:p>
                  </text:list-item>
                  <text:list-item>
                    <text:p>Exploit polymorphism</text:p>
                  </text:list-item>
                </text:list>
              </text:list-item>
            </text:list>
            <text:list text:style-name="L2">
              <text:list-item>
                <text:p>Substitute Algorithm</text:p>
              </text:list-item>
            </text:list>
            <text:list text:style-name="L4">
              <text:list-item>
                <text:list>
                  <text:list-item>
                    <text:p>Replace complex method body with simpler one</text:p>
                  </text:list-item>
                  <text:list-item>
                    <text:p>Easy to understand</text:p>
                  </text:list-item>
                  <text:list-item>
                    <text:p>Avoid duplication with library features</text:p>
                  </text:list-item>
                </text:list>
              </text:list-item>
            </text:list>
            <text:list text:style-name="L2">
              <text:list-item>
                <text:p>Extract Class</text:p>
              </text:list-item>
            </text:list>
            <text:list text:style-name="L4">
              <text:list-item>
                <text:list>
                  <text:list-item>
                    <text:p>Short and well defined purpose</text:p>
                  </text:list-item>
                  <text:list-item>
                    <text:p>Split classes grouping common responsi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draw:frame presentation:style-name="pr4" draw:layer="layout" svg:width="22.5cm" svg:height="3.55cm" svg:x="1.4cm" svg:y="0.559cm" presentation:class="title" presentation:user-transformed="tru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314cm" svg:height="14.492cm" svg:x="2.286cm" svg:y="5.066cm" presentation:class="outline" presentation:user-transformed="true">
          <draw:text-box>
            <text:list text:style-name="L2">
              <text:list-item>
                <text:p>Replace Temp With Query</text:p>
              </text:list-item>
            </text:list>
            <text:list text:style-name="L4">
              <text:list-item>
                <text:list>
                  <text:list-item>
                    <text:p>Prevent using local variable storing expression result</text:p>
                  </text:list-item>
                  <text:list-item>
                    <text:p>Accessibility of an expression, extracting it into a method</text:p>
                  </text:list-item>
                  <text:list-item>
                    <text:p>Possible reuse of the new method</text:p>
                  </text:list-item>
                </text:list>
              </text:list-item>
            </text:list>
            <text:list text:style-name="L2">
              <text:list-item>
                <text:p>Introduce Parameter Object</text:p>
              </text:list-item>
            </text:list>
            <text:list text:style-name="L4">
              <text:list-item>
                <text:list>
                  <text:list-item>
                    <text:p>Reduce list of parameters</text:p>
                  </text:list-item>
                  <text:list-item>
                    <text:p>Group relative parameters into object</text:p>
                  </text:list-item>
                  <text:list-item>
                    <text:p>Detect potential extract class candi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4.314cm" svg:height="14.492cm" svg:x="2.286cm" svg:y="5.066cm" presentation:class="outline" presentation:user-transformed="true">
          <draw:text-box>
            <text:list text:style-name="L2">
              <text:list-item>
                <text:p>Preserve Whole Object</text:p>
              </text:list-item>
            </text:list>
            <text:list text:style-name="L4">
              <text:list-item>
                <text:list>
                  <text:list-item>
                    <text:p>Reduce parameter list</text:p>
                  </text:list-item>
                  <text:list-item>
                    <text:p>Coupling direct source object instead of call many methods for its dat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Cons: increase dependencies between objects</text:p>
                  </text:list-item>
                </text:list>
              </text:list-item>
            </text:list>
            <text:list text:style-name="L2">
              <text:list-item>
                <text:p>Replace Method With Method Object</text:p>
                <text:list>
                  <text:list-item>
                    <text:p>A method with many local variables is a candidate to be converted to an object with its attributes</text:p>
                  </text:list-item>
                  <text:list-item>
                    <text:p>Complex method can still be extracted within the new class</text:p>
                  </text:list-item>
                </text:list>
              </text:list-item>
              <text:list-item>
                <text:p>Decompose Conditionals</text:p>
                <text:list>
                  <text:list-item>
                    <text:p>Reduce complexity of control flow</text:p>
                  </text:list-item>
                  <text:list-item>
                    <text:p>Better describing of code branching</text:p>
                  </text:list-item>
                  <text:list-item>
                    <text:p>Accessibility of conditional checks, extracting them into methods</text:p>
                  </text:list-item>
                  <text:list-item>
                    <text:p>Possible reuse of the new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635240AA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4T08:49:28.224397075</meta:creation-date>
    <dc:date>2016-10-03T14:04:20.514245062</dc:date>
    <meta:editing-duration>PT11H48M22S</meta:editing-duration>
    <meta:editing-cycles>111</meta:editing-cycles>
    <meta:generator>LibreOffice/4.2.8.2$Linux_X86_64 LibreOffice_project/420m0$Build-2</meta:generator>
    <meta:document-statistic meta:object-count="94"/>
  </office:meta>
</office:document-meta>
</file>